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scadia Code" svg:font-family="'Cascadia Code'" style:font-pitch="fixed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Noto Sans" svg:font-family="'Noto Sans'" style:font-family-generic="roman" style:font-pitch="variable"/>
    <style:font-face style:name="Noto Sans Devanagari SemiCondensed" svg:font-family="'Noto Sans Devanagari SemiCondensed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3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9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373cm" fo:min-width="12.70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8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5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3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165cm" fo:min-width="15.51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4.90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24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41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0.33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  <style:text-properties style:font-name="Cascadia Code"/>
    </style:style>
    <style:style style:name="P2" style:family="paragraph">
      <style:text-properties style:font-name="Cascadia Code"/>
    </style:style>
    <style:style style:name="P3" style:family="paragraph">
      <loext:graphic-properties draw:fill="none"/>
      <style:text-properties style:font-name="Cascadia Cod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/>
      <style:text-properties style:font-name="Cascadia Code" fo:font-size="9pt" style:font-size-asian="9pt" style:font-size-complex="9pt"/>
    </style:style>
    <style:style style:name="P6" style:family="paragraph">
      <loext:graphic-properties draw:fill="none"/>
      <style:paragraph-properties fo:text-align="start"/>
      <style:text-properties style:font-name="Cascadia Code" fo:font-size="8pt" fo:font-weight="bold" style:font-size-asian="8pt" style:font-size-complex="8pt"/>
    </style:style>
    <style:style style:name="P7" style:family="paragraph">
      <loext:graphic-properties draw:fill="none"/>
      <style:paragraph-properties fo:text-align="start"/>
      <style:text-properties style:font-name="Cascadia Code" fo:font-size="8pt" style:font-size-asian="8pt" style:font-size-complex="8pt"/>
    </style:style>
    <style:style style:name="T1" style:family="text">
      <style:text-properties fo:color="#000000" loext:opacity="100%" style:font-name="Cascadia Code" fo:font-size="9pt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3465a4" loext:opacity="100%" style:font-name="Cascadia Code" fo:font-size="9pt" fo:font-weight="normal" style:font-size-asian="9pt" style:font-weight-asian="normal" style:font-name-complex="Monaco" style:font-size-complex="9pt" style:font-weight-complex="normal"/>
    </style:style>
    <style:style style:name="T3" style:family="text">
      <style:text-properties fo:color="#000000" loext:opacity="100%" style:font-name="Cascadia Code" fo:font-size="9pt" fo:font-weight="normal" style:font-size-asian="9pt" style:font-weight-asian="normal" style:font-name-complex="Monaco" style:font-size-complex="9pt" style:font-weight-complex="normal"/>
    </style:style>
    <style:style style:name="T4" style:family="text">
      <style:text-properties fo:color="#000000" loext:opacity="100%" style:font-name="Cascadia Code" fo:font-size="8pt" fo:font-weight="bold" style:font-size-asian="8pt" style:font-weight-asian="normal" style:font-name-complex="DejaVuSans" style:font-size-complex="8pt" style:font-weight-complex="normal"/>
    </style:style>
    <style:style style:name="T5" style:family="text">
      <style:text-properties fo:color="#000000" loext:opacity="100%" style:font-name="Cascadia Code" fo:font-size="8pt" fo:font-weight="normal" style:font-size-asian="8pt" style:font-weight-asian="normal" style:font-name-complex="DejaVuSans" style:font-size-complex="8pt" style:font-weight-complex="normal"/>
    </style:style>
    <style:style style:name="T6" style:family="text">
      <style:text-properties fo:color="#3465a4" loext:opacity="100%" style:font-name="Cascadia Code" fo:font-size="9pt" fo:font-weight="normal" style:font-size-asian="9pt" style:font-weight-asian="normal" style:font-name-complex="DejaVu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2" draw:text-style-name="P1" draw:layer="layout" svg:width="20.986cm" svg:height="29.701cm" svg:x="0cm" svg:y="0.005cm" svg:viewBox="0 0 20987 29702" draw:points="0,0 20987,0 20987,29702 0,29702">
          <text:p text:style-name="P2">2</text:p>
        </draw:polygon>
        <draw:line draw:style-name="gr3" draw:text-style-name="P3" draw:layer="layout" svg:x1="2.193cm" svg:y1="5.66cm" svg:x2="6.427cm" svg:y2="5.66cm">
          <text:p/>
        </draw:line>
        <draw:frame draw:style-name="gr4" draw:text-style-name="P5" draw:layer="layout" svg:width="16.957cm" svg:height="0.399cm" svg:x="2.004cm" svg:y="1.522cm">
          <draw:text-box>
            <text:p text:style-name="P4"><text:span text:style-name="T1">Tiago Rinaldi | 27/01/1988 | São Paulo, SP, Brazil | +551498114 5355 | </text:span><text:span text:style-name="T1">trinaldi@gmail.com</text:span></text:p>
          </draw:text-box>
        </draw:frame>
        <draw:frame draw:style-name="gr5" draw:text-style-name="P5" draw:layer="layout" svg:width="7.813cm" svg:height="0.399cm" svg:x="2.004cm" svg:y="2.271cm">
          <draw:text-box>
            <text:p text:style-name="P4"><text:span text:style-name="T2">[tiago@tiago-</text:span><text:span text:style-name="T2">linuxbox:~]$</text:span><text:span text:style-name="T3"> ls </text:span><text:span text:style-name="T3">-l | grep ^-</text:span></text:p>
          </draw:text-box>
        </draw:frame>
        <draw:frame draw:style-name="gr6" draw:text-style-name="P5" draw:layer="layout" svg:width="10.099cm" svg:height="0.399cm" svg:x="2.004cm" svg:y="2.866cm">
          <draw:text-box>
            <text:p text:style-name="P4"><text:span text:style-name="T1">-rw-rw-r-- <text:s/>1 </text:span><text:span text:style-name="T1">tiago tiago <text:s text:c="2"/></text:span><text:span text:style-name="T1">88 <text:s/>Fev 22 </text:span><text:span text:style-name="T1">20:18 contact </text:span></text:p>
          </draw:text-box>
        </draw:frame>
        <draw:frame draw:style-name="gr7" draw:text-style-name="P5" draw:layer="layout" svg:width="10.289cm" svg:height="0.399cm" svg:x="2.004cm" svg:y="3.282cm">
          <draw:text-box>
            <text:p text:style-name="P4"><text:span text:style-name="T1">-rw-rw-r-- <text:s/>1 tiago tiago <text:s/>138 Fev 22 20:11 education </text:span></text:p>
          </draw:text-box>
        </draw:frame>
        <draw:frame draw:style-name="gr8" draw:text-style-name="P5" draw:layer="layout" svg:width="11.432cm" svg:height="0.399cm" svg:x="2.004cm" svg:y="3.688cm">
          <draw:text-box>
            <text:p text:style-name="P4"><text:span text:style-name="T1">-rw-rw-r-- <text:s/>1 tiago tiago <text:s/>120 Fev </text:span><text:span text:style-name="T1">22 20:09 personal_skills </text:span></text:p>
          </draw:text-box>
        </draw:frame>
        <draw:frame draw:style-name="gr9" draw:text-style-name="P5" draw:layer="layout" svg:width="9.718cm" svg:height="0.399cm" svg:x="2.004cm" svg:y="4.097cm">
          <draw:text-box>
            <text:p text:style-name="P4"><text:span text:style-name="T1">-rw-rw-r-- <text:s/>1 tiago tiago <text:s/>166 Fev 22 20:12 skills </text:span></text:p>
          </draw:text-box>
        </draw:frame>
        <draw:frame draw:style-name="gr8" draw:text-style-name="P5" draw:layer="layout" svg:width="11.432cm" svg:height="0.399cm" svg:x="2.004cm" svg:y="4.51cm">
          <draw:text-box>
            <text:p text:style-name="P4"><text:span text:style-name="T1">-rw-rw-r-- <text:s/>1 tiago tiago <text:s/>364 Fev 22 20:04 work_experience </text:span></text:p>
          </draw:text-box>
        </draw:frame>
        <draw:frame draw:style-name="gr10" draw:text-style-name="P5" draw:layer="layout" svg:width="8.766cm" svg:height="0.399cm" svg:x="1.983cm" svg:y="5.302cm">
          <draw:text-box>
            <text:p text:style-name="P4"><text:span text:style-name="T2">[tiago@tiag</text:span><text:span text:style-name="T2">o-</text:span><text:span text:style-name="T2">linuxbox:~]</text:span><text:span text:style-name="T2">$</text:span><text:span text:style-name="T3"> more </text:span><text:span text:style-name="T3">work_experi</text:span><text:span text:style-name="T3">ence</text:span></text:p>
          </draw:text-box>
        </draw:frame>
        <draw:frame draw:style-name="gr11" draw:text-style-name="P6" draw:layer="layout" svg:width="5.759cm" svg:height="0.357cm" svg:x="1.983cm" svg:y="5.883cm">
          <draw:text-box>
            <text:p text:style-name="P4"><text:span text:style-name="T4">2013 - 2014 <text:s/>Computar Sistemas </text:span></text:p>
          </draw:text-box>
        </draw:frame>
        <draw:frame draw:style-name="gr12" draw:text-style-name="P7" draw:layer="layout" svg:width="2.034cm" svg:height="0.357cm" svg:x="1.983cm" svg:y="6.3cm">
          <draw:text-box>
            <text:p text:style-name="P4"><text:span text:style-name="T5"><text:s text:c="12"/></text:span></text:p>
          </draw:text-box>
        </draw:frame>
        <draw:frame draw:style-name="gr13" draw:text-style-name="P7" draw:layer="layout" svg:width="3.727cm" svg:height="0.357cm" svg:x="4.523cm" svg:y="6.3cm">
          <draw:text-box>
            <text:p text:style-name="P4"><text:span text:style-name="T5">ERP Developing company</text:span></text:p>
          </draw:text-box>
        </draw:frame>
        <draw:frame draw:style-name="gr14" draw:text-style-name="P7" draw:layer="layout" svg:width="9.993cm" svg:height="0.357cm" svg:x="4.523cm" svg:y="6.628cm">
          <draw:text-box>
            <text:p text:style-name="P4"><text:span text:style-name="T5">Porting old FOXPRO code to C# using WPF/XAML/WebApi/Tests <text:s/></text:span></text:p>
          </draw:text-box>
        </draw:frame>
        <draw:frame draw:style-name="gr12" draw:text-style-name="P7" draw:layer="layout" svg:width="2.034cm" svg:height="0.357cm" svg:x="1.983cm" svg:y="6.705cm">
          <draw:text-box>
            <text:p text:style-name="P4"><text:span text:style-name="T5"><text:s text:c="12"/></text:span></text:p>
          </draw:text-box>
        </draw:frame>
        <draw:frame draw:style-name="gr15" draw:text-style-name="P6" draw:layer="layout" svg:width="5.421cm" svg:height="0.357cm" svg:x="1.983cm" svg:y="7.122cm">
          <draw:text-box>
            <text:p text:style-name="P4"><text:span text:style-name="T4">2014 – 2016 <text:s/>Leo.br </text:span><text:span text:style-name="T4">(Freelancer)</text:span></text:p>
          </draw:text-box>
        </draw:frame>
        <draw:frame draw:style-name="gr16" draw:text-style-name="P7" draw:layer="layout" svg:width="0.281cm" svg:height="0.357cm" svg:x="1.983cm" svg:y="7.527cm">
          <draw:text-box>
            <text:p text:style-name="P4"><text:span text:style-name="T5"><text:s/></text:span></text:p>
          </draw:text-box>
        </draw:frame>
        <draw:frame draw:style-name="gr17" draw:text-style-name="P7" draw:layer="layout" svg:width="12.702cm" svg:height="1.373cm" svg:x="4.484cm" svg:y="9.637cm">
          <draw:text-box>
            <text:p text:style-name="P4"><text:span text:style-name="T5">Full stack web developer. Frontend and Backend development using</text:span></text:p>
            <text:p text:style-name="P4"><text:span text:style-name="T5">Programming languagues such as PHP, Ruby [on Rails], JavaScript</text:span></text:p>
            <text:p text:style-name="P4"><text:span text:style-name="T5">(AngularJS 1.4, jQuery), GO.</text:span></text:p>
            <text:p text:style-name="P4"><text:span text:style-name="T5">Plugin and Theme development/maintenance for WordPress, server maintenance.</text:span></text:p>
          </draw:text-box>
        </draw:frame>
        <draw:frame draw:style-name="gr18" draw:text-style-name="P7" draw:layer="layout" svg:width="7.283cm" svg:height="0.357cm" svg:x="4.484cm" svg:y="7.64cm">
          <draw:text-box>
            <text:p text:style-name="P4"><text:span text:style-name="T5">Maintenance of an Open Source ERP (ERPNext)</text:span></text:p>
          </draw:text-box>
        </draw:frame>
        <draw:frame draw:style-name="gr19" draw:text-style-name="P7" draw:layer="layout" svg:width="5.59cm" svg:height="0.357cm" svg:x="4.484cm" svg:y="7.972cm">
          <draw:text-box>
            <text:p text:style-name="P4"><text:span text:style-name="T5">Wordpress website customizations,</text:span></text:p>
          </draw:text-box>
        </draw:frame>
        <draw:frame draw:style-name="gr20" draw:text-style-name="P7" draw:layer="layout" svg:width="9.654cm" svg:height="0.357cm" svg:x="4.484cm" svg:y="8.3cm">
          <draw:text-box>
            <text:p text:style-name="P4"><text:span text:style-name="T5">Server maintenance (Linux/Windows Server), new Frontends,</text:span></text:p>
          </draw:text-box>
        </draw:frame>
        <draw:frame draw:style-name="gr21" draw:text-style-name="P7" draw:layer="layout" svg:width="4.743cm" svg:height="0.357cm" svg:x="4.484cm" svg:y="8.632cm">
          <draw:text-box>
            <text:p text:style-name="P4"><text:span text:style-name="T5">WordPress themes and </text:span><text:span text:style-name="T5">plugins</text:span></text:p>
          </draw:text-box>
        </draw:frame>
        <draw:frame draw:style-name="gr22" draw:text-style-name="P5" draw:layer="layout" svg:width="6.861cm" svg:height="0.399cm" svg:x="2.004cm" svg:y="20.517cm">
          <draw:text-box>
            <text:p text:style-name="P4"><text:span text:style-name="T2">[tiago@tiago-linuxbox:~]$</text:span><text:span text:style-name="T3"> cat skills</text:span></text:p>
          </draw:text-box>
        </draw:frame>
        <draw:frame draw:style-name="gr23" draw:text-style-name="P5" draw:layer="layout" svg:width="10.67cm" svg:height="0.399cm" svg:x="2.004cm" svg:y="21.037cm">
          <draw:text-box>
            <text:p text:style-name="P4"><text:span text:style-name="T1">Vanilla JavaScript (ES6+), React, jQuery </text:span><text:span text:style-name="T1">HTML(5), CSS(3)</text:span></text:p>
          </draw:text-box>
        </draw:frame>
        <draw:frame draw:style-name="gr24" draw:text-style-name="P5" draw:layer="layout" svg:width="15.814cm" svg:height="0.399cm" svg:x="2.004cm" svg:y="21.411cm">
          <draw:text-box>
            <text:p text:style-name="P4"><text:span text:style-name="T1">Shell, Linux, MSSQL, MySQL, PostgreSQL, </text:span><text:span text:style-name="T1">WordPress, Python, PHP, Go, Ruby [on Rails]</text:span></text:p>
          </draw:text-box>
        </draw:frame>
        <draw:frame draw:style-name="gr25" draw:text-style-name="P5" draw:layer="layout" svg:width="15.433cm" svg:height="0.399cm" svg:x="2.004cm" svg:y="21.789cm">
          <draw:text-box>
            <text:p text:style-name="P4"><text:span text:style-name="T1">NodeJS, NextJS, Email Marketing, Vi(Vim), </text:span><text:span text:style-name="T1">Regular expressions, NoSQL (MongoDB)</text:span></text:p>
          </draw:text-box>
        </draw:frame>
        <draw:frame draw:style-name="gr26" draw:text-style-name="P5" draw:layer="layout" svg:width="8.575cm" svg:height="0.399cm" svg:x="2.004cm" svg:y="22.489cm">
          <draw:text-box>
            <text:p text:style-name="P4"><text:span text:style-name="T2">[tiago@tiago-linuxbox:~]$</text:span><text:span text:style-name="T3"> cat personal_skills</text:span></text:p>
          </draw:text-box>
        </draw:frame>
        <draw:frame draw:style-name="gr4" draw:text-style-name="P5" draw:layer="layout" svg:width="16.957cm" svg:height="0.399cm" svg:x="2.004cm" svg:y="23.03cm">
          <draw:text-box>
            <text:p text:style-name="P4"><text:span text:style-name="T1">Other languages: <text:s text:c="2"/>English(Advanced), </text:span><text:span text:style-name="T1">Spanish(Intermediate), German (Reading - </text:span><text:span text:style-name="T1">Beginner) </text:span></text:p>
          </draw:text-box>
        </draw:frame>
        <draw:frame draw:style-name="gr27" draw:text-style-name="P5" draw:layer="layout" svg:width="5.337cm" svg:height="0.399cm" svg:x="2.004cm" svg:y="23.424cm">
          <draw:text-box>
            <text:p text:style-name="P4"><text:span text:style-name="T1">Official Microsoft Courses: </text:span></text:p>
          </draw:text-box>
        </draw:frame>
        <draw:frame draw:style-name="gr28" draw:text-style-name="P5" draw:layer="layout" svg:width="9.146cm" svg:height="0.399cm" svg:x="3.274cm" svg:y="23.795cm">
          <draw:text-box>
            <text:p text:style-name="P4"><text:span text:style-name="T1">10266 | Programming C# With Visual Studio </text:span><text:span text:style-name="T1">2010; </text:span></text:p>
          </draw:text-box>
        </draw:frame>
        <draw:frame draw:style-name="gr29" draw:text-style-name="P5" draw:layer="layout" svg:width="13.909cm" svg:height="0.399cm" svg:x="3.274cm" svg:y="24.169cm">
          <draw:text-box>
            <text:p text:style-name="P4"><text:span text:style-name="T1">10267 | Introduction to Web Development with </text:span><text:span text:style-name="T1">Microsoft Visual Studio 2010</text:span></text:p>
          </draw:text-box>
        </draw:frame>
        <draw:frame draw:style-name="gr30" draw:text-style-name="P5" draw:layer="layout" svg:width="0.383cm" svg:height="0.399cm" svg:x="2.004cm" svg:y="24.542cm">
          <draw:text-box>
            <text:p text:style-name="P4"><text:span text:style-name="T1"><text:s text:c="2"/></text:span></text:p>
          </draw:text-box>
        </draw:frame>
        <draw:frame draw:style-name="gr31" draw:text-style-name="P5" draw:layer="layout" svg:width="8.003cm" svg:height="0.399cm" svg:x="3.274cm" svg:y="24.542cm">
          <draw:text-box>
            <text:p text:style-name="P4"><text:span text:style-name="T1">10774 | Querying Microsoft SQL Server 2012</text:span></text:p>
          </draw:text-box>
        </draw:frame>
        <draw:frame draw:style-name="gr32" draw:text-style-name="P5" draw:layer="layout" svg:width="10.861cm" svg:height="0.399cm" svg:x="3.274cm" svg:y="24.913cm">
          <draw:text-box>
            <text:p text:style-name="P4"><text:span text:style-name="T1">10775 | Administering Microsoft SQL Server </text:span><text:span text:style-name="T1">2012 Databases</text:span></text:p>
          </draw:text-box>
        </draw:frame>
        <draw:frame draw:style-name="gr26" draw:text-style-name="P5" draw:layer="layout" svg:width="8.575cm" svg:height="0.399cm" svg:x="3.274cm" svg:y="25.287cm">
          <draw:text-box>
            <text:p text:style-name="P4"><text:span text:style-name="T1">10778 | Implementing <text:s/>Data Models and Reports</text:span></text:p>
          </draw:text-box>
        </draw:frame>
        <draw:frame draw:style-name="gr33" draw:text-style-name="P5" draw:layer="layout" svg:width="7.432cm" svg:height="0.399cm" svg:x="2.004cm" svg:y="25.725cm">
          <draw:text-box>
            <text:p text:style-name="P4"><text:span text:style-name="T2">[tiago@tiago-linuxbox:~]$</text:span><text:span text:style-name="T3"> cat education</text:span></text:p>
          </draw:text-box>
        </draw:frame>
        <draw:frame draw:style-name="gr34" draw:text-style-name="P5" draw:layer="layout" svg:width="18.1cm" svg:height="0.399cm" svg:x="2.004cm" svg:y="26.249cm">
          <draw:text-box>
            <text:p text:style-name="P4"><text:span text:style-name="T1">2007-2011 - Bachelor’s Degree in Biology from </text:span><text:span text:style-name="T1">Universidade de São Paulo (USP) – Ribeirão </text:span><text:span text:style-name="T1">Preto </text:span></text:p>
          </draw:text-box>
        </draw:frame>
        <draw:frame draw:style-name="gr35" draw:text-style-name="P5" draw:layer="layout" svg:width="5.717cm" svg:height="0.399cm" svg:x="2.004cm" svg:y="27.234cm">
          <draw:text-box>
            <text:p text:style-name="P4"><text:span text:style-name="T6">[tiago@tiago-linuxbox:~]$ </text:span><text:span text:style-name="T1">date</text:span></text:p>
          </draw:text-box>
        </draw:frame>
        <draw:frame draw:style-name="gr36" draw:text-style-name="P7" draw:layer="layout" svg:width="5.251cm" svg:height="0.357cm" svg:x="2.004cm" svg:y="27.747cm">
          <draw:text-box>
            <text:p text:style-name="P4"><text:span text:style-name="T5">Fri Feb 21 11:09:07 AM -03 2025</text:span></text:p>
          </draw:text-box>
        </draw:frame>
        <draw:frame draw:style-name="gr21" draw:text-style-name="P6" draw:layer="layout" svg:width="4.743cm" svg:height="0.357cm" svg:x="1.983cm" svg:y="9.122cm">
          <draw:text-box>
            <text:p text:style-name="P4"><text:span text:style-name="T4">2016 - 2016 <text:s/>Zaez </text:span><text:span text:style-name="T4">Tecnologia</text:span></text:p>
          </draw:text-box>
        </draw:frame>
        <draw:frame draw:style-name="gr37" draw:text-style-name="P6" draw:layer="layout" svg:width="4.913cm" svg:height="0.357cm" svg:x="1.983cm" svg:y="11.122cm">
          <draw:text-box>
            <text:p text:style-name="P4"><text:span text:style-name="T4">2016 – 2017 <text:s/></text:span><text:span text:style-name="T4">Evolua Educação </text:span></text:p>
          </draw:text-box>
        </draw:frame>
        <draw:frame draw:style-name="gr38" draw:text-style-name="P7" draw:layer="layout" svg:width="15.518cm" svg:height="1.165cm" svg:x="4.484cm" svg:y="11.535cm">
          <draw:text-box>
            <text:p text:style-name="P4"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 </text:span><text:span text:style-name="T5">&amp; 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</text:span><text:span text:style-name="T5">m</text:span><text:span text:style-name="T5">e</text:span><text:span text:style-name="T5">n</text:span><text:span text:style-name="T5">t </text:span><text:span text:style-name="T5">s</text:span><text:span text:style-name="T5">t</text:span><text:span text:style-name="T5">a</text:span><text:span text:style-name="T5">f</text:span><text:span text:style-name="T5">f </text:span><text:span text:style-name="T5">a</text:span><text:span text:style-name="T5">s </text:span><text:span text:style-name="T5">W</text:span><text:span text:style-name="T5">e</text:span><text:span text:style-name="T5">b</text:span><text:span text:style-name="T5">/</text:span><text:span text:style-name="T5">D</text:span><text:span text:style-name="T5">e</text:span><text:span text:style-name="T5">s</text:span><text:span text:style-name="T5">k</text:span><text:span text:style-name="T5">t</text:span><text:span text:style-name="T5">o</text:span><text:span text:style-name="T5">p 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</text:span><text:span text:style-name="T5">e</text:span><text:span text:style-name="T5">r</text:span><text:span text:style-name="T5">.</text:span></text:p>
            <text:p text:style-name="P4"><text:span text:style-name="T5">.</text:span><text:span text:style-name="T5">N</text:span><text:span text:style-name="T5">E</text:span><text:span text:style-name="T5">T </text:span><text:span text:style-name="T5">f</text:span><text:span text:style-name="T5">r</text:span><text:span text:style-name="T5">a</text:span><text:span text:style-name="T5">m</text:span><text:span text:style-name="T5">e</text:span><text:span text:style-name="T5">w</text:span><text:span text:style-name="T5">o</text:span><text:span text:style-name="T5">r</text:span><text:span text:style-name="T5">k </text:span><text:span text:style-name="T5">(</text:span><text:span text:style-name="T5">C</text:span><text:span text:style-name="T5">#</text:span><text:span text:style-name="T5">)</text:span><text:span text:style-name="T5">, </text:span><text:span text:style-name="T5">M</text:span><text:span text:style-name="T5">S</text:span><text:span text:style-name="T5">S</text:span><text:span text:style-name="T5">Q</text:span><text:span text:style-name="T5">L</text:span><text:span text:style-name="T5">, </text:span><text:span text:style-name="T5">A</text:span><text:span text:style-name="T5">g</text:span><text:span text:style-name="T5">i</text:span><text:span text:style-name="T5">l</text:span><text:span text:style-name="T5">e </text:span><text:span text:style-name="T5">D</text:span><text:span text:style-name="T5">e</text:span><text:span text:style-name="T5">v</text:span><text:span text:style-name="T5">. </text:span><text:span text:style-name="T5">(</text:span><text:span text:style-name="T5">S</text:span><text:span text:style-name="T5">C</text:span><text:span text:style-name="T5">R</text:span><text:span text:style-name="T5">U</text:span><text:span text:style-name="T5">M</text:span><text:span text:style-name="T5">) </text:span><text:span text:style-name="T5">a</text:span><text:span text:style-name="T5">n</text:span><text:span text:style-name="T5">d </text:span><text:span text:style-name="T5">D</text:span><text:span text:style-name="T5">D</text:span><text:span text:style-name="T5">D</text:span><text:span text:style-name="T5">, </text:span><text:span text:style-name="T5">s</text:span><text:span text:style-name="T5">o</text:span><text:span text:style-name="T5">m</text:span><text:span text:style-name="T5">e </text:span><text:span text:style-name="T5">L</text:span><text:span text:style-name="T5">i</text:span><text:span text:style-name="T5">n</text:span><text:span text:style-name="T5">u</text:span><text:span text:style-name="T5">x </text:span><text:span text:style-name="T5">s</text:span><text:span text:style-name="T5">e</text:span><text:span text:style-name="T5">r</text:span><text:span text:style-name="T5">v</text:span><text:span text:style-name="T5">e</text:span><text:span text:style-name="T5">r </text:span><text:span text:style-name="T5">m</text:span><text:span text:style-name="T5">a</text:span><text:span text:style-name="T5">i</text:span><text:span text:style-name="T5">n</text:span><text:span text:style-name="T5">t</text:span><text:span text:style-name="T5">e</text:span><text:span text:style-name="T5">n</text:span><text:span text:style-name="T5">a</text:span><text:span text:style-name="T5">n</text:span><text:span text:style-name="T5">c</text:span><text:span text:style-name="T5">e</text:span><text:span text:style-name="T5">.</text:span></text:p>
          </draw:text-box>
        </draw:frame>
        <draw:frame draw:style-name="gr39" draw:text-style-name="P6" draw:layer="layout" svg:width="3.389cm" svg:height="0.357cm" svg:x="1.986cm" svg:y="12.42cm">
          <draw:text-box>
            <text:p text:style-name="P4"><text:span text:style-name="T4">2017 – 2018 <text:s/>O2Fund </text:span></text:p>
          </draw:text-box>
        </draw:frame>
        <draw:frame draw:style-name="gr40" draw:text-style-name="P7" draw:layer="layout" svg:width="14.903cm" svg:height="1.03cm" svg:x="4.487cm" svg:y="12.858cm">
          <draw:text-box>
            <text:p text:style-name="P4"><text:span text:style-name="T5">WebApp using NextJS(React), Ruby on Rails and </text:span><text:span text:style-name="T5">PostgreSQL, API with both REST and GraphQL</text:span></text:p>
            <text:p text:style-name="P4"><text:span text:style-name="T5">Linux server maintenance, Full Stack development </text:span><text:span text:style-name="T5">with JavaScript (React)</text:span></text:p>
            <text:p text:style-name="P4"><text:span text:style-name="T5">Node.js/PostgreSQL backend.</text:span></text:p>
          </draw:text-box>
        </draw:frame>
        <draw:frame draw:style-name="gr21" draw:text-style-name="P6" draw:layer="layout" svg:width="4.743cm" svg:height="0.357cm" svg:x="1.99cm" svg:y="14.121cm">
          <draw:text-box>
            <text:p text:style-name="P4"><text:span text:style-name="T4">2018 – 2019 <text:s/>Telefônica/Vivo</text:span></text:p>
          </draw:text-box>
        </draw:frame>
        <draw:frame draw:style-name="gr41" draw:text-style-name="P7" draw:layer="layout" svg:width="15.242cm" svg:height="1.03cm" svg:x="4.494cm" svg:y="14.54cm">
          <draw:text-box>
            <text:p text:style-name="P4"><text:span text:style-name="T5">Web/App Analytics (Development and Architecture)</text:span></text:p>
            <text:p text:style-name="P4"><text:span text:style-name="T5">Google Tag Manager – GCP – JavaScript ES6 – </text:span><text:span text:style-name="T5">Firebase – AppsFlyer – Adjust - BigQuery – SQL</text:span></text:p>
          </draw:text-box>
        </draw:frame>
        <draw:frame draw:style-name="gr42" draw:text-style-name="P6" draw:layer="layout" svg:width="3.219cm" svg:height="0.357cm" svg:x="1.99cm" svg:y="15.622cm">
          <draw:text-box>
            <text:p text:style-name="P4"><text:span text:style-name="T4">2019 – 2020 <text:s/>Bettha</text:span></text:p>
          </draw:text-box>
        </draw:frame>
        <draw:frame draw:style-name="gr43" draw:text-style-name="P7" draw:layer="layout" svg:width="15.411cm" svg:height="1.03cm" svg:x="4.491cm" svg:y="16.041cm">
          <draw:text-box>
            <text:p text:style-name="P4"><text:span text:style-name="T5">As the only Senior member I’ve worked on </text:span><text:span text:style-name="T5">Architecture, documentation and creation of APIs, </text:span></text:p>
            <text:p text:style-name="P4"><text:span text:style-name="T5">AngularJS/Angular Frontend, Ruby on Rails </text:span><text:span text:style-name="T5">Backend.</text:span></text:p>
            <text:p text:style-name="P4"><text:span text:style-name="T5">Some DevOps work; CI</text:span></text:p>
          </draw:text-box>
        </draw:frame>
        <draw:frame draw:style-name="gr44" draw:text-style-name="P5" draw:layer="layout" svg:width="7.052cm" svg:height="0.399cm" svg:x="2.004cm" svg:y="0.959cm">
          <draw:text-box>
            <text:p text:style-name="P4"><text:span text:style-name="T2">[tiago@tiago-linuxbox:~]$</text:span><text:span text:style-name="T3"> cat </text:span><text:span text:style-name="T1">contact</text:span></text:p>
          </draw:text-box>
        </draw:frame>
        <draw:frame draw:style-name="gr45" draw:text-style-name="P6" draw:layer="layout" svg:width="3.897cm" svg:height="0.357cm" svg:x="1.993cm" svg:y="17.223cm">
          <draw:text-box>
            <text:p text:style-name="P4"><text:span text:style-name="T4">2022 – 2022 <text:s/>F1Sales</text:span></text:p>
          </draw:text-box>
        </draw:frame>
        <draw:frame draw:style-name="gr46" draw:text-style-name="P7" draw:layer="layout" svg:width="10.331cm" svg:height="1.03cm" svg:x="4.494cm" svg:y="17.643cm">
          <draw:text-box>
            <text:p text:style-name="P4"><text:span text:style-name="T5">Create integration solutions with third-party </text:span><text:span text:style-name="T5">systems. </text:span></text:p>
            <text:p text:style-name="P4"><text:span text:style-name="T5">Develop solutions together with the product team </text:span></text:p>
            <text:p text:style-name="P4"><text:span text:style-name="T5">Ruby on Rails, API, TDD, MongoDB, Sidekiq, Redis, </text:span><text:span text:style-name="T5">Heroku, AWS</text:span></text:p>
          </draw:text-box>
        </draw:frame>
        <draw:frame draw:style-name="gr37" draw:text-style-name="P6" draw:layer="layout" svg:width="4.913cm" svg:height="0.357cm" svg:x="1.984cm" svg:y="18.823cm">
          <draw:text-box>
            <text:p text:style-name="P4"><text:span text:style-name="T4">2024 – 2024 <text:s/>Evolua Educação </text:span></text:p>
          </draw:text-box>
        </draw:frame>
        <draw:frame draw:style-name="gr38" draw:text-style-name="P7" draw:layer="layout" svg:width="15.518cm" svg:height="1.165cm" svg:x="4.485cm" svg:y="19.236cm">
          <draw:text-box>
            <text:p text:style-name="P4"><text:span text:style-name="T5">Full Stack .NET Core developer.</text:span></text:p>
            <text:p text:style-name="P4"><text:span text:style-name="T5">.NET framework (C#), MSSQL, Agile Dev. (SCRUM) </text:span><text:span text:style-name="T5">and DDD, some NodeJS (TypeScript) API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scadia Code" svg:font-family="'Cascadia Code'" style:font-pitch="fixed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Noto Sans" svg:font-family="'Noto Sans'" style:font-family-generic="roman" style:font-pitch="variable"/>
    <style:font-face style:name="Noto Sans Devanagari SemiCondensed" svg:font-family="'Noto Sans Devanagari SemiCondensed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2-21T11:09:40.014149203</dc:date>
    <meta:editing-duration>PT28M51S</meta:editing-duration>
    <meta:editing-cycles>15</meta:editing-cycles>
    <meta:generator>LibreOffice/25.2.0.3$Linux_X86_64 LibreOffice_project/520$Build-3</meta:generator>
    <meta:print-date>2025-02-21T11:09:32.830366197</meta:print-date>
    <meta:printed-by>PDF files</meta:printed-by>
    <meta:document-statistic meta:object-count="58"/>
  </office:meta>
</office:document-meta>
</file>